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list-style-name="L1"/>
    <style:style style:name="P2" style:family="paragraph" style:parent-style-name="Standard" style:list-style-name="L2"/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Agenda 3/7/2016 CS 1A – Java Task 2</text:p>
      <text:p text:style-name="Standard"/>
      <text:p text:style-name="Standard">Deliverables</text:p>
      <text:list xml:id="list1007743031530488346" text:style-name="L1">
        <text:list-item>
          <text:p text:style-name="P1">feedback on skeleton, classes and UI</text:p>
        </text:list-item>
      </text:list>
      <text:p text:style-name="Standard"/>
      <text:p text:style-name="Standard">Adding files to GitHub</text:p>
      <text:p text:style-name="Standard"/>
      <text:p text:style-name="Standard">Presentation</text:p>
      <text:list xml:id="list5432721328688029014" text:style-name="L2">
        <text:list-item>
          <text:p text:style-name="P2">should practice</text:p>
        </text:list-item>
        <text:list-item>
          <text:p text:style-name="P2">Introduction – Kushlani</text:p>
        </text:list-item>
        <text:list-item>
          <text:p text:style-name="P2">UI – Kushlani</text:p>
        </text:list-item>
        <text:list-item>
          <text:p text:style-name="P2">Skeleton – Shu</text:p>
        </text:list-item>
        <text:list-item>
          <text:p text:style-name="P2">prewritten classes - Namjun</text:p>
        </text:list-item>
      </text:list>
      <text:p text:style-name="Standard"/>
      <text:p text:style-name="Standard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OpenSymbol" svg:font-family="OpenSymbol"/>
    <style:font-face style:name="Lucida Sans1" svg:font-family="'Lucida Sans'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US" style:letter-kerning="true" style:font-name-asian="SimSun" style:font-size-asian="12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Lucida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ucida Sans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 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uxhlani Jayasinya</meta:initial-creator>
    <meta:creation-date>2016-03-07T07:35:13.74</meta:creation-date>
    <meta:document-statistic meta:table-count="0" meta:image-count="0" meta:object-count="0" meta:page-count="1" meta:paragraph-count="10" meta:word-count="41" meta:character-count="215"/>
    <dc:date>2016-03-07T07:40:04.93</dc:date>
    <dc:creator>Kuxhlani Jayasinya</dc:creator>
    <meta:editing-duration>PT4M57S</meta:editing-duration>
    <meta:editing-cycles>1</meta:editing-cycles>
    <meta:generator>OpenOffice/4.0.1$Win32 OpenOffice.org_project/401m5$Build-9714</meta:generator>
  </office:meta>
</office:document-meta>
</file>